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7in" fo:margin-left="0.0056in" table:align="left" style:writing-mode="lr-tb"/>
    </style:style>
    <style:style style:name="Table1.A" style:family="table-column">
      <style:table-column-properties style:column-width="3.3in"/>
    </style:style>
    <style:style style:name="Table1.B" style:family="table-column">
      <style:table-column-properties style:column-width="0.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-left="none" fo:border-right="none" fo:border-top="1.5pt solid #000000" fo:border-bottom="1.5pt solid #000000" style:writing-mode="lr-tb"/>
    </style:style>
    <style:style style:name="Table1.A2" style:family="table-cell">
      <style:table-cell-properties style:vertical-align="top" fo:padding="0in" fo:border="none" style:writing-mode="lr-tb"/>
    </style:style>
    <style:style style:name="Table1.4" style:family="table-row">
      <style:table-row-properties style:min-row-height="0.2813in" fo:keep-together="auto"/>
    </style:style>
    <style:style style:name="Table1.A6" style:family="table-cell">
      <style:table-cell-properties style:vertical-align="top" fo:padding="0in" fo:border-left="none" fo:border-right="none" fo:border-top="none" fo:border-bottom="1.5pt solid #000000" style:writing-mode="lr-tb"/>
    </style:style>
    <style:style style:name="Table2" style:family="table">
      <style:table-properties style:width="7in" fo:margin-left="0.0056in" table:align="left" style:writing-mode="lr-tb"/>
    </style:style>
    <style:style style:name="Table2.A" style:family="table-column">
      <style:table-column-properties style:column-width="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in" fo:border-left="none" fo:border-right="none" fo:border-top="1.5pt solid #000000" fo:border-bottom="1.5pt solid #000000" style:writing-mode="lr-tb"/>
    </style:style>
    <style:style style:name="P1" style:family="paragraph" style:parent-style-name="Footer">
      <style:paragraph-properties fo:margin-left="0in" fo:margin-right="0.25in" fo:text-align="end" style:justify-single-word="false" fo:text-indent="0.25in" style:auto-text-indent="false"/>
      <style:text-properties style:font-name-asian="Arial"/>
    </style:style>
    <style:style style:name="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line-height="0.1193in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9pt" style:font-size-asian="9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officeooo:rsid="0011aba9" officeooo:paragraph-rsid="0011aba9"/>
    </style:style>
    <style:style style:name="P10" style:family="paragraph" style:parent-style-name="Standard">
      <style:text-properties officeooo:rsid="0012a08e" officeooo:paragraph-rsid="0012a08e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paragraph-properties fo:margin-left="0.5in" fo:margin-right="0in" fo:text-indent="0.5in" style:auto-text-indent="false"/>
    </style:style>
    <style:style style:name="P13" style:family="paragraph" style:parent-style-name="Heading_20_1">
      <style:text-properties officeooo:rsid="0011aba9" officeooo:paragraph-rsid="0011aba9"/>
    </style:style>
    <style:style style:name="P14" style:family="paragraph" style:parent-style-name="Heading_20_3">
      <style:text-properties style:text-underline-style="none" officeooo:rsid="0011aba9" officeooo:paragraph-rsid="0011aba9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Standard" style:list-style-name="L1">
      <style:text-properties officeooo:rsid="0011aba9" officeooo:paragraph-rsid="0011aba9"/>
    </style:style>
    <style:style style:name="P17" style:family="paragraph" style:parent-style-name="Standard" style:list-style-name="L2">
      <style:text-properties officeooo:rsid="0012a08e" officeooo:paragraph-rsid="0012a08e"/>
    </style:style>
    <style:style style:name="P18" style:family="paragraph" style:parent-style-name="Standard" style:list-style-name="L3">
      <style:text-properties officeooo:rsid="0012a08e" officeooo:paragraph-rsid="0012a08e"/>
    </style:style>
    <style:style style:name="P19" style:family="paragraph" style:parent-style-name="Standard">
      <style:text-properties officeooo:rsid="0012a08e" officeooo:paragraph-rsid="0012a08e"/>
    </style:style>
    <style:style style:name="P20" style:family="paragraph" style:parent-style-name="Standard" style:list-style-name="L4">
      <style:text-properties officeooo:rsid="0013aec5" officeooo:paragraph-rsid="0013aec5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text-properties officeooo:rsid="0015c7cf" officeooo:paragraph-rsid="0015c7cf"/>
    </style:style>
    <style:style style:name="P23" style:family="paragraph" style:parent-style-name="Standard" style:master-page-name="Convert_20_2">
      <style:paragraph-properties fo:text-align="center" style:justify-single-word="false" style:page-number="auto"/>
    </style:style>
    <style:style style:name="T1" style:family="text">
      <style:text-properties style:font-name-asian="Arial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style:font-size-asian="9pt"/>
    </style:style>
    <style:style style:name="T4" style:family="text">
      <style:text-properties fo:font-size="9pt" style:text-underline-style="solid" style:text-underline-width="auto" style:text-underline-color="font-color" fo:font-weight="bold" style:font-size-asian="9pt" style:font-weight-asian="bold"/>
    </style:style>
    <style:style style:name="T5" style:family="text">
      <style:text-properties officeooo:rsid="0011aba9"/>
    </style:style>
    <style:style style:name="T6" style:family="text">
      <style:text-properties officeooo:rsid="0012a08e"/>
    </style:style>
    <style:style style:name="T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/>
      <text:section text:style-name="Sect1" text:name="Section1">
        <text:h text:style-name="P13" text:outline-level="1">Introduction to Scratch – Loops!</text:h>
        <text:p text:style-name="P4"><text:span text:style-name="T1"><text:s/></text:span>(<text:span text:style-name="T5">1.5 hours</text:span>)</text:p>
        <text:p text:style-name="Standard"><text:tab/></text:p>
        <text:p text:style-name="Standard"><text:span text:style-name="Heading_20_2_20_Char">OBJECTIVES:</text:span><text:tab/>1. <text:span text:style-name="T5">Student will understand the concept of loops</text:span></text:p>
        <text:p text:style-name="P12">2. <text:span text:style-name="T5">Student will be able to build basic Pong game and explain parts</text:span> </text:p>
        <text:p text:style-name="Standard"/>
        <text:p text:style-name="Standard"><text:span text:style-name="Heading_20_2_20_Char">OVERVIEW FOR TRAINERS:</text:span> <text:s/><text:span text:style-name="T5">Lesson 2 in Adult Scratch class – introduction to loops in programming</text:span> <text:s text:c="4"/></text:p>
        <table:table table:name="Table1" table:style-name="Table1">
          <table:table-column table:style-name="Table1.A"/>
          <table:table-column table:style-name="Table1.B"/>
          <table:table-column table:style-name="Table1.A"/>
          <table:table-row table:style-name="Table1.1">
            <table:table-cell table:style-name="Table1.A1" office:value-type="string">
              <text:h text:style-name="Heading_20_2" text:outline-level="2">METHOD</text:h>
            </table:table-cell>
            <table:table-cell table:style-name="Table1.A1" office:value-type="string">
              <text:h text:style-name="Heading_20_2" text:outline-level="2">TIME</text:h>
            </table:table-cell>
            <table:table-cell table:style-name="Table1.A1" office:value-type="string">
              <text:h text:style-name="Heading_20_2" text:outline-level="2">KNOWLEDGE</text:h>
            </table:table-cell>
          </table:table-row>
          <table:table-row table:style-name="Table1.1">
            <table:table-cell table:style-name="Table1.A2" office:value-type="string">
              <text:h text:style-name="P14" text:outline-level="3">Demonstrate TurtleCat game – Ask students to explain what is happening (all pieces and steps).</text:h>
              <text:p text:style-name="Standard"/>
              <text:p text:style-name="Standard">----SHO questions----</text:p>
              <text:p text:style-name="Standard"><text:span text:style-name="T2">S</text:span><text:span text:style-name="T3"><text:tab/>What do you </text:span><text:span text:style-name="T4">S</text:span><text:span text:style-name="T3">ee and hear?</text:span></text:p>
              <text:p text:style-name="Standard"><text:span text:style-name="T2">H</text:span><text:span text:style-name="T3"><text:tab/>What is </text:span><text:span text:style-name="T4">H</text:span><text:span text:style-name="T3">appening (Problem)?</text:span></text:p>
              <text:p text:style-name="Standard"><text:span text:style-name="T2">O</text:span><text:span text:style-name="T3"><text:tab/>Does it happen in </text:span><text:span text:style-name="T4">O</text:span><text:span text:style-name="T3">ur place?</text:span></text:p>
              <text:p text:style-name="P5"/>
            </table:table-cell>
            <table:table-cell table:style-name="Table1.A2" office:value-type="string">
              <text:p text:style-name="P6"/>
              <text:p text:style-name="P7">5”</text:p>
            </table:table-cell>
            <table:table-cell table:style-name="Table1.A2" office:value-type="string">
              <text:p text:style-name="Standard"><text:tab/><text:tab/></text:p>
            </table:table-cell>
          </table:table-row>
          <table:table-row table:style-name="Table1.1">
            <table:table-cell table:style-name="Table1.A2" office:value-type="string">
              <text:p text:style-name="P9">Turtle experiments</text:p>
              <text:p text:style-name="P9">1. Have students recreate TurtleCat drawing a square.</text:p>
              <text:p text:style-name="P9"/>
              <text:p text:style-name="Standard"/>
            </table:table-cell>
            <table:table-cell table:style-name="Table1.A2" office:value-type="string">
              <text:p text:style-name="P7">10”</text:p>
            </table:table-cell>
            <table:table-cell table:style-name="Table1.A2" office:value-type="string">
              <text:list xml:id="list6490441614586636962" text:style-name="L1">
                <text:list-item>
                  <text:p text:style-name="P16">Can you draw a triangle?</text:p>
                </text:list-item>
                <text:list-item>
                  <text:p text:style-name="P16">What about a pentagon?</text:p>
                </text:list-item>
                <text:list-item>
                  <text:p text:style-name="P16">A hexagon?</text:p>
                </text:list-item>
              </text:list>
              <text:p text:style-name="P9"/>
            </table:table-cell>
          </table:table-row>
          <table:table-row table:style-name="Table1.4">
            <table:table-cell table:style-name="Table1.A2" office:value-type="string">
              <text:p text:style-name="P9">Introduce Loops</text:p>
              <text:p text:style-name="P9">What is wrong with the TurtleCat program?</text:p>
            </table:table-cell>
            <table:table-cell table:style-name="Table1.A2" office:value-type="string">
              <text:p text:style-name="P7">15”</text:p>
            </table:table-cell>
            <table:table-cell table:style-name="Table1.A2" office:value-type="string">
              <text:p text:style-name="P9">It repeats instructions over and over again, computers like to do things over and over again – why can't we make the computer do this?</text:p>
              <text:p text:style-name="P9"/>
              <text:p text:style-name="P9">Loops are just ways to make the computer repeat a list of instructions over and over again.</text:p>
              <text:p text:style-name="Standard"/>
            </table:table-cell>
          </table:table-row>
          <table:table-row table:style-name="Table1.1">
            <table:table-cell table:style-name="Table1.A2" office:value-type="string">
              <text:p text:style-name="P9">Introduce Conditionals</text:p>
              <text:p text:style-name="P9"/>
              <text:p text:style-name="P9">How do you know when to stop looping? </text:p>
              <text:p text:style-name="P9"/>
              <text:p text:style-name="P9"/>
              <text:p text:style-name="P9"/>
              <text:p text:style-name="P9"/>
              <text:p text:style-name="P10">Re-write your Turtle Cat so that it draws your polygons with loops</text:p>
            </table:table-cell>
            <table:table-cell table:style-name="Table1.A2" office:value-type="string">
              <text:p text:style-name="P7">10”</text:p>
            </table:table-cell>
            <table:table-cell table:style-name="Table1.A2" office:value-type="string">
              <text:p text:style-name="P9"/>
              <text:p text:style-name="P9"/>
              <text:p text:style-name="P10">You can check if a “stop looping” condition is present.</text:p>
              <text:list xml:id="list5620331201256886384" text:style-name="L2">
                <text:list-item>
                  <text:p text:style-name="P17">Variable value</text:p>
                </text:list-item>
                <text:list-item>
                  <text:p text:style-name="P17">key pressed</text:p>
                </text:list-item>
                <text:list-item>
                  <text:p text:style-name="P17">completed a certain number of loops</text:p>
                </text:list-item>
              </text:list>
              <text:p text:style-name="P10"/>
              <text:p text:style-name="P10">Example TurtleCat2.sb</text:p>
              <text:p text:style-name="P10"/>
              <text:p text:style-name="P10"/>
            </table:table-cell>
          </table:table-row>
          <table:table-row table:style-name="Table1.1">
            <table:table-cell table:style-name="Table1.A6" office:value-type="string">
              <text:p text:style-name="P10">Introduce variables</text:p>
              <text:p text:style-name="P10"/>
              <text:p text:style-name="P10">Our TurtleCat program loops a certain number of times and stops. <text:s/>What if we wanted it to be able to draw a large number of different polygons? <text:s/>What would it need to know?</text:p>
              <text:p text:style-name="P10"/>
              <text:p text:style-name="P10">Look at the variable tab, make a variable</text:p>
              <text:p text:style-name="P10"/>
              <text:p text:style-name="P10">How can you use variables to improve TurtleCat? <text:s/>Make another program called PolygonCat that allows you to set the variable to any value to draw regular any polygon.</text:p>
            </table:table-cell>
            <table:table-cell table:style-name="Table1.A6" office:value-type="string">
              <text:p text:style-name="P7">10”</text:p>
            </table:table-cell>
            <table:table-cell table:style-name="Table1.A6" office:value-type="string">
              <text:p text:style-name="Standard"/>
              <text:p text:style-name="Standard"/>
              <text:list xml:id="list9103435711284470313" text:style-name="L3">
                <text:list-item>
                  <text:p text:style-name="P18">Number of sides (n)</text:p>
                </text:list-item>
                <text:list-item>
                  <text:p text:style-name="P18">how far to turn given the number of sides</text:p>
                  <text:list>
                    <text:list-item>
                      <text:p text:style-name="P18">360/n</text:p>
                    </text:list-item>
                    <text:list-item>
                      <text:p text:style-name="P18">keep in mind this is the external angle</text:p>
                    </text:list-item>
                  </text:list>
                </text:list-item>
              </text:list>
              <text:p text:style-name="P10"/>
              <text:p text:style-name="P10">4 functions appear – set, change, show, hide</text:p>
              <text:p text:style-name="P10"/>
              <text:list xml:id="list1584246642220020919" text:style-name="L4">
                <text:list-item>
                  <text:p text:style-name="P20">Add interactivity later</text:p>
                </text:list-item>
                <text:list-item>
                  <text:p text:style-name="P20">Put in a variable, calculate the turn and make the polygon based on the number of sides</text:p>
                </text:list-item>
              </text:list>
            </table:table-cell>
          </table:table-row>
          <table:table-row table:style-name="Table1.1">
            <table:table-cell table:style-name="Table1.A6" office:value-type="string">
              <text:p text:style-name="P10"/>
              <text:p text:style-name="P22">Draw a Pinwheel</text:p>
              <text:p text:style-name="P22"/>
              <text:p text:style-name="P22">You can use loops to draw repeated shapes. <text:s/>What is the “Stamp” block for? <text:s/>Putting a shape into your drawing!</text:p>
              <text:p text:style-name="P22"/>
              <text:p text:style-name="P22"><text:soft-page-break/>Open the “Paint New Sprite” window (button above the sprite section). <text:s/>Paint a new sprite – I made mine look like a flag on a flag pole. <text:s/>Choose the center of the sprite to be at the axis of rotation.</text:p>
              <text:p text:style-name="P22"/>
              <text:p text:style-name="P22">Write a program to stamp your sprite, rotate it a bit and stamp again. <text:s/>If you make a loop (stamp, rotate) and have it rotate the proper number of degrees for the number of loop executions you can end up with a nice pinwheel.</text:p>
              <text:p text:style-name="P10"/>
            </table:table-cell>
            <table:table-cell table:style-name="Table1.A6" office:value-type="string">
              <text:p text:style-name="P7"/>
            </table:table-cell>
            <table:table-cell table:style-name="Table1.A6" office:value-type="string">
              <text:p text:style-name="Standard"/>
            </table:table-cell>
          </table:table-row>
          <table:table-row table:style-name="Table1.1">
            <table:table-cell table:style-name="Table1.A6" office:value-type="string">
              <text:p text:style-name="P10"/>
            </table:table-cell>
            <table:table-cell table:style-name="Table1.A6" office:value-type="string">
              <text:p text:style-name="P7"/>
            </table:table-cell>
            <table:table-cell table:style-name="Table1.A6" office:value-type="string">
              <text:p text:style-name="Standard"/>
            </table:table-cell>
          </table:table-row>
        </table:table>
        <text:p text:style-name="Standard"><text:span text:style-name="Style_20_Heading_20_4_20__2b__20_Bold_20_Underline_20_Char">ATTITUDE:</text:span> <text:s text:c="2"/></text:p>
        <text:p text:style-name="Standard"><text:span text:style-name="Style_20_Heading_20_4_20__2b__20_Bold_20_Underline_20_Char">SKILL:</text:span> <text:s/></text:p>
        <text:p text:style-name="Standard"><text:span text:style-name="Style_20_Heading_20_4_20__2b__20_Bold_20_Underline_20_Char">EVALUATION:</text:span> <text:span text:style-name="T6">Student programs use loops for repetitive functions, use variables for changing conditions, use conditional execution for loops</text:span></text:p>
        <text:p text:style-name="Standard"><text:span text:style-name="Style_20_Heading_20_4_20__2b__20_Bold_20_Underline_20_Char">MATERIALS: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8"/>
            </table:table-cell>
          </table:table-row>
        </table:table>
      </text:section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urce Han Sans CN Normal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SimSun" style:font-family-asian="SimSun, 宋体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orphans="2" fo:widows="2"/>
      <style:text-properties style:font-name="Verdana" fo:font-family="Verdana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Verdana" style:font-family-complex="Verdana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5.4in" fo:margin-right="0in" fo:text-align="center" style:justify-single-word="false" fo:text-indent="-5.4in" style:auto-text-indent="false" fo:keep-with-next="always">
        <style:tab-stops>
          <style:tab-stop style:position="0in"/>
          <style:tab-stop style:position="0.3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in" loext:contextual-spacing="false">
        <style:tab-stops>
          <style:tab-stop style:position="0.3in"/>
        </style:tab-stops>
      </style:paragraph-properties>
      <style:text-properties style:text-underline-style="solid" style:text-underline-width="auto" style:text-underline-color="font-color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in" loext:contextual-spacing="false"/>
    </style:style>
    <style:style style:name="Heading_20_5" style:display-name="Heading 5" style:family="paragraph" style:parent-style-name="Standard" style:next-style-name="Standard" style:default-outline-level="5" style:list-style-name="WW8Num20" style:class="text">
      <style:paragraph-properties fo:margin-left="0.1598in" fo:margin-right="0in" fo:margin-top="0.0417in" fo:margin-bottom="0.0417in" loext:contextual-spacing="false" fo:text-indent="-0.1299in" style:auto-text-indent="false">
        <style:tab-stops>
          <style:tab-stop style:position="0.1583in"/>
        </style:tab-stops>
      </style:paragraph-properties>
      <style:text-properties style:font-size-complex="13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justify" style:justify-single-word="false" fo:text-indent="0in" style:auto-text-indent="false">
        <style:tab-stops>
          <style:tab-stop style:position="0in"/>
          <style:tab-stop style:position="0.3752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.6in" fo:margin-right="0in" fo:text-align="justify" style:justify-single-word="false" fo:text-indent="-0.2252in" style:auto-text-indent="false">
        <style:tab-stops>
          <style:tab-stop style:position="0in"/>
          <style:tab-stop style:position="0.3752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Level_20_1" style:display-name="Level 1" style:family="paragraph" style:parent-style-name="Standard">
      <style:paragraph-properties fo:margin-left="0.5in" fo:margin-right="0in" fo:text-indent="-0.5in" style:auto-text-indent="false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Style_20_Heading_20_1_20__2b__20_Left_3a__20__20_0_22_" style:display-name="Style Heading 1 + Left:  0&quot;" style:family="paragraph" style:parent-style-name="Heading_20_1">
      <style:paragraph-properties fo:margin-left="0in" fo:margin-right="0in" fo:margin-top="0.1665in" fo:margin-bottom="0.0417in" loext:contextual-spacing="false" fo:text-align="center" style:justify-single-word="false" fo:orphans="2" fo:widows="2" fo:text-indent="0in" style:auto-text-indent="false">
        <style:tab-stops/>
      </style:paragraph-properties>
      <style:text-properties style:font-name="Arial Black" fo:font-family="'Arial Black'" style:font-family-generic="swiss" style:font-pitch="variable" fo:font-size="16pt" style:letter-kerning="true" style:font-name-asian="Times New Roman" style:font-family-asian="'Times New Roman'" style:font-family-generic-asian="roman" style:font-pitch-asian="variable" style:font-size-asian="16pt" style:font-name-complex="Arial Black" style:font-family-complex="'Arial Black'" style:font-family-generic-complex="swiss" style:font-pitch-complex="variable" style:font-weight-complex="bold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Style1" style:family="paragraph" style:parent-style-name="Heading_20_1">
      <style:text-properties fo:font-size="12pt" style:font-size-asian="12pt"/>
    </style:style>
    <style:style style:name="Style2" style:family="paragraph" style:parent-style-name="Heading_20_1">
      <style:text-properties fo:font-size="12pt" style:font-size-asian="12pt" style:font-size-complex="12pt"/>
    </style:style>
    <style:style style:name="Style3" style:family="paragraph" style:parent-style-name="Heading_20_1">
      <style:paragraph-properties fo:text-align="center" style:justify-single-word="false"/>
      <style:text-properties fo:font-size="12pt" fo:font-weight="normal" style:font-size-asian="12pt" style:font-weight-asian="normal" style:font-size-complex="12pt"/>
    </style:style>
    <style:style style:name="Style4" style:family="paragraph" style:parent-style-name="Standard">
      <style:text-properties style:font-weight-complex="bold"/>
    </style:style>
    <style:style style:name="Style_20_26_20_pt_20_Before_3a__20__20_12_20_pt_20_After_3a__20__20_12_20_pt" style:display-name="Style 26 pt Before:  12 pt After:  12 pt" style:family="paragraph" style:parent-style-name="Standard">
      <style:paragraph-properties fo:margin-top="0.0835in" fo:margin-bottom="0.0835in" loext:contextual-spacing="false"/>
      <style:text-properties fo:font-size="26pt" style:font-size-asian="26pt"/>
    </style:style>
    <style:style style:name="Style_20_Heading_20_4_20__2b__20_Bold_20_Underline" style:display-name="Style Heading 4 + Bold Underline" style:family="paragraph" style:parent-style-name="Heading_20_4">
      <style:text-properties style:text-underline-style="solid" style:text-underline-width="auto" style:text-underline-color="font-color"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class="index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" fo:font-family="Arial" style:font-family-generic="swiss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style:font-name-asian="SimSun" style:font-family-asian="SimSun, 宋体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Arial" fo:font-family="Arial" style:font-family-generic="swiss" style:font-pitch="variable" style:font-name-asian="SimSun" style:font-family-asian="SimSun, 宋体" style:font-pitch-asian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/>
    <style:style style:name="WW8Num2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language="en" fo:country="US" fo:font-weight="bold" style:font-name-asian="SimSun" style:font-family-asian="SimSun, 宋体" style:font-pitch-asian="variable" style:font-weight-asian="bold" style:font-name-complex="Arial" style:font-family-complex="Arial" style:font-family-generic-complex="swiss" style:font-pitch-complex="variable" style:language-complex="ar" style:country-complex="SA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swiss" style:font-pitch="variable" fo:language="en" fo:country="US" style:font-name-asian="SimSun" style:font-family-asian="SimSun, 宋体" style:font-pitch-asian="variable" style:font-name-complex="Arial" style:font-family-complex="Arial" style:font-family-generic-complex="swiss" style:font-pitch-complex="variable" style:language-complex="ar" style:country-complex="SA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swiss" style:font-pitch="variable" fo:language="en" fo:country="US" style:text-underline-style="solid" style:text-underline-width="auto" style:text-underline-color="font-color" style:font-name-asian="SimSun" style:font-family-asian="SimSun, 宋体" style:font-pitch-asian="variable" style:font-name-complex="Arial" style:font-family-complex="Arial" style:font-family-generic-complex="swiss" style:font-pitch-complex="variable" style:language-complex="ar" style:country-complex="SA"/>
    </style:style>
    <style:style style:name="Style_20_Heading_20_4_20__2b__20_Bold_20_Underline_20_Char" style:display-name="Style Heading 4 + Bold Underline Char" style:family="text" style:parent-style-name="Heading_20_4_20_Char">
      <style:text-properties style:text-underline-style="solid" style:text-underline-width="auto" style:text-underline-color="font-color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swiss" style:font-pitch="variable" fo:font-size="12pt" fo:language="en" fo:country="US" fo:font-weight="bold" style:font-name-asian="SimSun" style:font-family-asian="SimSun, 宋体" style:font-pitch-asian="variable" style:font-size-asian="12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Chapter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0.4083in" fo:text-indent="-0.25in" fo:margin-left="0.4083in"/>
        </style:list-level-properties>
        <style:text-properties style:font-name="Aria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0.9083in" fo:text-indent="-0.25in" fo:margin-left="0.9083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4083in" fo:text-indent="-0.25in" fo:margin-left="1.4083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9083in" fo:text-indent="-0.25in" fo:margin-left="1.9083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4083in" fo:text-indent="-0.25in" fo:margin-left="2.4083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9083in" fo:text-indent="-0.25in" fo:margin-left="2.908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4083in" fo:text-indent="-0.25in" fo:margin-left="3.4083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3.9083in" fo:text-indent="-0.25in" fo:margin-left="3.9083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083in" fo:text-indent="-0.25in" fo:margin-left="4.40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19z1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2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22z1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0056in" table:align="left" style:writing-mode="lr-tb"/>
    </style:style>
    <style:style style:name="Table3.A" style:family="table-column">
      <style:table-column-properties style:column-width="3.3028in"/>
    </style:style>
    <style:style style:name="Table3.B" style:family="table-column">
      <style:table-column-properties style:column-width="0.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-left="none" fo:border-right="none" fo:border-top="1.5pt solid #000000" fo:border-bottom="1.5pt solid #000000" style:writing-mode="lr-tb"/>
    </style:style>
    <style:style style:name="MP1" style:family="paragraph" style:parent-style-name="Footer">
      <style:paragraph-properties fo:margin-left="0in" fo:margin-right="0.25in" fo:text-align="end" style:justify-single-word="false" fo:text-indent="0.25in" style:auto-text-indent="false"/>
      <style:text-properties style:font-name-asian="Arial"/>
    </style:style>
    <style:style style:name="M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P3" style:family="paragraph" style:parent-style-name="Standard">
      <style:paragraph-properties fo:line-height="0.1193in"/>
    </style:style>
    <style:style style:name="MP4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style:font-name-asian="Arial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5in" fo:margin-bottom="0.5in" fo:margin-left="0.7in" fo:margin-right="0.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Frame1" text:anchor-type="paragraph" svg:y="0.0008in" draw:z-index="1"><draw:text-box fo:min-height="0.0228in" fo:min-width="0.0161in"><text:p text:style-name="Footer"><text:span text:style-name="Page_20_Number"><text:page-number text:select-page="current">2</text:page-number></text:span></text:p></draw:text-box></draw:frame> <text:s/></text:p>
      </style:footer>
    </style:master-page>
    <style:master-page style:name="Convert_20_1" style:display-name="Convert 1" style:page-layout-name="Mpm1">
      <style:header>
        <text:p text:style-name="MP2">THE CTT PROCESS</text:p>
        <table:table table:name="Table3" table:style-name="Table3">
          <table:table-column table:style-name="Table3.A"/>
          <table:table-column table:style-name="Table3.B"/>
          <table:table-column table:style-name="Table3.A"/>
          <table:table-row table:style-name="Table3.1">
            <table:table-cell table:style-name="Table3.A1" office:value-type="string">
              <text:p text:style-name="Standard">METHOD</text:p>
            </table:table-cell>
            <table:table-cell table:style-name="Table3.A1" office:value-type="string">
              <text:p text:style-name="Standard">TIME</text:p>
            </table:table-cell>
            <table:table-cell table:style-name="Table3.A1" office:value-type="string">
              <text:p text:style-name="Standard">KNOWLEDGE</text:p>
            </table:table-cell>
          </table:table-row>
        </table:table>
        <text:p text:style-name="MP3"/>
      </style:header>
      <style:footer>
        <text:p text:style-name="MP1"><draw:frame draw:style-name="Mfr1" draw:name="Frame2" text:anchor-type="paragraph" svg:y="0.0008in" draw:z-index="0"><draw:text-box fo:min-height="0.0228in" fo:min-width="0.0161in"><text:p text:style-name="Footer"><text:span text:style-name="Page_20_Number"><text:page-number text:select-page="current">0</text:page-number></text:span></text:p></draw:text-box></draw:frame> <text:s/></text:p>
      </style:footer>
    </style:master-page>
    <style:master-page style:name="Convert_20_2" style:display-name="Convert 2" style:page-layout-name="Mpm1">
      <style:header>
        <text:p text:style-name="Header"/>
      </style:header>
      <style:footer>
        <text:p text:style-name="MP4"><text:span text:style-name="Page_20_Number"><text:span text:style-name="MT2">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E Lesson Plan</dc:title>
    <meta:creation-date>2016-02-24T14:19:23.864368918</meta:creation-date>
    <meta:editing-cycles>5</meta:editing-cycles>
    <meta:editing-duration>PT33M38S</meta:editing-duration>
    <meta:generator>LibreOffice/5.1.0.3$Linux_X86_64 LibreOffice_project/10m0$Build-3</meta:generator>
    <meta:initial-creator>Thomas Hicks</meta:initial-creator>
    <dc:date>2016-03-15T17:03:08.522687136</dc:date>
    <dc:creator>Thomas Hicks</dc:creator>
    <meta:printed-by>Thomas Hicks</meta:printed-by>
    <meta:print-date>2016-03-15T17:03:05.975077155</meta:print-date>
    <meta:document-statistic meta:table-count="3" meta:image-count="0" meta:object-count="0" meta:page-count="3" meta:paragraph-count="65" meta:word-count="468" meta:character-count="2605" meta:non-whitespace-character-count="2173"/>
    <meta:template xlink:type="simple" xlink:actuate="onRequest" xlink:title="CHE Lesson Plan" xlink:href="../../../../../../.config/libreoffice/4/user/template/CHE%20Lesson%20Plan.ott" meta:date="2016-02-24T14:19:23.605078968"/>
  </office:meta>
</office:document-meta>
</file>